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6bc7" officeooo:paragraph-rsid="0020ff3b"/>
    </style:style>
    <style:style style:name="P2" style:family="paragraph" style:parent-style-name="Text_20_body">
      <style:text-properties officeooo:rsid="0021269f" officeooo:paragraph-rsid="0021269f"/>
    </style:style>
    <style:style style:name="P3" style:family="paragraph" style:parent-style-name="Text_20_body">
      <style:text-properties officeooo:rsid="002186b6" officeooo:paragraph-rsid="002186b6"/>
    </style:style>
    <style:style style:name="P4" style:family="paragraph" style:parent-style-name="Text_20_body">
      <style:text-properties officeooo:rsid="0024460c" officeooo:paragraph-rsid="0024460c"/>
    </style:style>
    <style:style style:name="P5" style:family="paragraph" style:parent-style-name="Text_20_body">
      <style:text-properties officeooo:rsid="00276a62" officeooo:paragraph-rsid="00276a62"/>
    </style:style>
    <style:style style:name="P6" style:family="paragraph" style:parent-style-name="Text_20_body">
      <style:text-properties officeooo:rsid="00280e97" officeooo:paragraph-rsid="00280e97"/>
    </style:style>
    <style:style style:name="P7" style:family="paragraph" style:parent-style-name="Text_20_body">
      <style:text-properties fo:font-weight="normal" officeooo:rsid="0031b555" officeooo:paragraph-rsid="0031b555" style:font-weight-asian="normal" style:font-weight-complex="normal"/>
    </style:style>
    <style:style style:name="P8" style:family="paragraph" style:parent-style-name="Text_20_body">
      <style:text-properties fo:font-weight="normal" officeooo:rsid="003e4cc4" officeooo:paragraph-rsid="0020ff3b" style:font-weight-asian="normal" style:font-weight-complex="normal"/>
    </style:style>
    <style:style style:name="P9" style:family="paragraph" style:parent-style-name="Text_20_body">
      <style:text-properties fo:text-shadow="none" fo:font-weight="normal" officeooo:rsid="004131ce" officeooo:paragraph-rsid="004131ce" style:font-weight-asian="normal" style:font-weight-complex="normal"/>
    </style:style>
    <style:style style:name="P10" style:family="paragraph" style:parent-style-name="Text_20_body">
      <style:text-properties fo:text-shadow="none" fo:font-weight="normal" officeooo:rsid="0052eeb8" officeooo:paragraph-rsid="0052eeb8" style:font-weight-asian="normal" style:font-weight-complex="normal"/>
    </style:style>
    <style:style style:name="P11" style:family="paragraph" style:parent-style-name="Text_20_body">
      <style:text-properties fo:text-shadow="none" fo:font-weight="bold" officeooo:rsid="002600ac" officeooo:paragraph-rsid="005ad44d" style:font-weight-asian="bold" style:font-weight-complex="bold"/>
    </style:style>
    <style:style style:name="P12" style:family="paragraph" style:parent-style-name="Text_20_body">
      <style:text-properties officeooo:rsid="004a2229" officeooo:paragraph-rsid="004a2229"/>
    </style:style>
    <style:style style:name="P13" style:family="paragraph" style:parent-style-name="Text_20_body">
      <style:text-properties officeooo:rsid="004b913a" officeooo:paragraph-rsid="004b913a"/>
    </style:style>
    <style:style style:name="P14" style:family="paragraph" style:parent-style-name="Text_20_body">
      <style:text-properties officeooo:paragraph-rsid="004b913a"/>
    </style:style>
    <style:style style:name="P15" style:family="paragraph" style:parent-style-name="Text_20_body">
      <style:text-properties officeooo:rsid="0046442c" officeooo:paragraph-rsid="0046442c"/>
    </style:style>
    <style:style style:name="P16" style:family="paragraph" style:parent-style-name="Text_20_body">
      <style:text-properties officeooo:rsid="004e7e99" officeooo:paragraph-rsid="004e7e99"/>
    </style:style>
    <style:style style:name="P17" style:family="paragraph" style:parent-style-name="Text_20_body">
      <style:text-properties officeooo:rsid="002600ac" officeooo:paragraph-rsid="002600ac"/>
    </style:style>
    <style:style style:name="P18" style:family="paragraph" style:parent-style-name="Text_20_body">
      <style:text-properties officeooo:rsid="0020ff3b" officeooo:paragraph-rsid="0020ff3b"/>
    </style:style>
    <style:style style:name="P19" style:family="paragraph" style:parent-style-name="Text_20_body">
      <style:text-properties officeooo:rsid="002a85e9" officeooo:paragraph-rsid="002a85e9"/>
    </style:style>
    <style:style style:name="P20" style:family="paragraph" style:parent-style-name="Text_20_body">
      <style:text-properties officeooo:rsid="00230b95" officeooo:paragraph-rsid="005aa742"/>
    </style:style>
    <style:style style:name="P21" style:family="paragraph" style:parent-style-name="Text_20_body">
      <style:text-properties officeooo:rsid="0053fbd6" officeooo:paragraph-rsid="0053fbd6"/>
    </style:style>
    <style:style style:name="P22" style:family="paragraph" style:parent-style-name="Text_20_body">
      <style:text-properties officeooo:rsid="0050b148" officeooo:paragraph-rsid="005ad44d"/>
    </style:style>
    <style:style style:name="P23" style:family="paragraph" style:parent-style-name="Text_20_body">
      <style:text-properties officeooo:rsid="0052d86c" officeooo:paragraph-rsid="0052d86c"/>
    </style:style>
    <style:style style:name="P24" style:family="paragraph" style:parent-style-name="Text_20_body">
      <style:text-properties officeooo:rsid="006b9ca2" officeooo:paragraph-rsid="006b9ca2"/>
    </style:style>
    <style:style style:name="P25" style:family="paragraph" style:parent-style-name="Text_20_body">
      <style:text-properties officeooo:rsid="0073886d" officeooo:paragraph-rsid="0073886d"/>
    </style:style>
    <style:style style:name="P26" style:family="paragraph" style:parent-style-name="Text_20_body">
      <style:text-properties officeooo:paragraph-rsid="0073886d"/>
    </style:style>
    <style:style style:name="P27" style:family="paragraph" style:parent-style-name="Title">
      <style:text-properties officeooo:rsid="001f6bc7" officeooo:paragraph-rsid="0020ff3b"/>
    </style:style>
    <style:style style:name="P28" style:family="paragraph" style:parent-style-name="Text_20_body">
      <style:paragraph-properties fo:margin-left="0cm" fo:margin-right="0cm" fo:text-align="start" style:justify-single-word="false" fo:text-indent="0cm" style:auto-text-indent="false"/>
      <style:text-properties officeooo:rsid="0039d8b5" officeooo:paragraph-rsid="0039d8b5"/>
    </style:style>
    <style:style style:name="P29" style:family="paragraph" style:parent-style-name="Text_20_body">
      <style:paragraph-properties fo:margin-left="0cm" fo:margin-right="0cm" fo:text-align="start" style:justify-single-word="false" fo:text-indent="0cm" style:auto-text-indent="false"/>
      <style:text-properties fo:font-weight="bold" officeooo:rsid="0039d8b5" officeooo:paragraph-rsid="0039d8b5" style:font-weight-asian="bold" style:font-weight-complex="bold"/>
    </style:style>
    <style:style style:name="P30" style:family="paragraph" style:parent-style-name="Text_20_body">
      <style:paragraph-properties fo:margin-left="1.251cm" fo:margin-right="0cm" fo:text-indent="0cm" style:auto-text-indent="false"/>
      <style:text-properties fo:font-weight="normal" officeooo:rsid="004403bf" officeooo:paragraph-rsid="00589df8" style:font-weight-asian="normal" style:font-weight-complex="normal"/>
    </style:style>
    <style:style style:name="P31" style:family="paragraph" style:parent-style-name="Text_20_body">
      <style:paragraph-properties fo:margin-left="1.251cm" fo:margin-right="0cm" fo:text-indent="0cm" style:auto-text-indent="false"/>
      <style:text-properties fo:font-weight="normal" officeooo:rsid="0024460c" officeooo:paragraph-rsid="0024460c" style:font-weight-asian="normal" style:font-weight-complex="normal"/>
    </style:style>
    <style:style style:name="P32" style:family="paragraph" style:parent-style-name="Text_20_body">
      <style:paragraph-properties fo:margin-left="1.251cm" fo:margin-right="0cm" fo:text-indent="0cm" style:auto-text-indent="false"/>
      <style:text-properties fo:font-weight="normal" officeooo:rsid="0024460c" officeooo:paragraph-rsid="002b7d28" style:font-weight-asian="normal" style:font-weight-complex="normal"/>
    </style:style>
    <style:style style:name="P33" style:family="paragraph" style:parent-style-name="Text_20_body">
      <style:paragraph-properties fo:margin-left="1.251cm" fo:margin-right="0cm" fo:text-indent="0cm" style:auto-text-indent="false"/>
      <style:text-properties fo:font-weight="normal" officeooo:rsid="002c498b" officeooo:paragraph-rsid="002c498b" style:font-weight-asian="normal" style:font-weight-complex="normal"/>
    </style:style>
    <style:style style:name="P34" style:family="paragraph" style:parent-style-name="Text_20_body">
      <style:paragraph-properties fo:margin-left="1.251cm" fo:margin-right="0cm" fo:text-indent="0cm" style:auto-text-indent="false"/>
      <style:text-properties fo:font-weight="normal" officeooo:rsid="002c498b" officeooo:paragraph-rsid="0061bbbf" style:font-weight-asian="normal" style:font-weight-complex="normal"/>
    </style:style>
    <style:style style:name="P35" style:family="paragraph" style:parent-style-name="Text_20_body">
      <style:paragraph-properties fo:margin-left="1.251cm" fo:margin-right="0cm" fo:text-indent="0cm" style:auto-text-indent="false"/>
      <style:text-properties fo:font-weight="normal" officeooo:rsid="002b7d28" officeooo:paragraph-rsid="002b7d28" style:font-weight-asian="normal" style:font-weight-complex="normal"/>
    </style:style>
    <style:style style:name="P36" style:family="paragraph" style:parent-style-name="Text_20_body">
      <style:paragraph-properties fo:margin-left="1.251cm" fo:margin-right="0cm" fo:text-indent="0cm" style:auto-text-indent="false"/>
      <style:text-properties fo:font-weight="normal" officeooo:rsid="002b7d28" officeooo:paragraph-rsid="0038987f" style:font-weight-asian="normal" style:font-weight-complex="normal"/>
    </style:style>
    <style:style style:name="P37" style:family="paragraph" style:parent-style-name="Text_20_body">
      <style:paragraph-properties fo:margin-left="1.251cm" fo:margin-right="0cm" fo:text-indent="0cm" style:auto-text-indent="false"/>
      <style:text-properties fo:font-weight="normal" officeooo:rsid="0038987f" officeooo:paragraph-rsid="0038987f" style:font-weight-asian="normal" style:font-weight-complex="normal"/>
    </style:style>
    <style:style style:name="P38" style:family="paragraph" style:parent-style-name="Text_20_body">
      <style:paragraph-properties fo:margin-left="1.251cm" fo:margin-right="0cm" fo:text-indent="0cm" style:auto-text-indent="false"/>
      <style:text-properties fo:font-weight="normal" officeooo:rsid="0061bbbf" officeooo:paragraph-rsid="0061bbbf" style:font-weight-asian="normal" style:font-weight-complex="normal"/>
    </style:style>
    <style:style style:name="P39" style:family="paragraph" style:parent-style-name="Text_20_body">
      <style:paragraph-properties fo:margin-left="1.251cm" fo:margin-right="0cm" fo:text-indent="0cm" style:auto-text-indent="false"/>
      <style:text-properties officeooo:rsid="00589df8" officeooo:paragraph-rsid="00589df8"/>
    </style:style>
    <style:style style:name="P40" style:family="paragraph" style:parent-style-name="Text_20_body">
      <style:paragraph-properties fo:margin-left="1.251cm" fo:margin-right="0cm" fo:text-indent="0cm" style:auto-text-indent="false"/>
      <style:text-properties officeooo:rsid="0021269f" officeooo:paragraph-rsid="0021269f"/>
    </style:style>
    <style:style style:name="P41" style:family="paragraph" style:parent-style-name="Text_20_body">
      <style:paragraph-properties fo:margin-left="1.251cm" fo:margin-right="0cm" fo:text-indent="0cm" style:auto-text-indent="false"/>
      <style:text-properties officeooo:rsid="0061bbbf" officeooo:paragraph-rsid="0061bbbf"/>
    </style:style>
    <style:style style:name="P42" style:family="paragraph" style:parent-style-name="Text_20_body">
      <style:paragraph-properties fo:margin-left="1.251cm" fo:margin-right="0cm" fo:text-indent="0cm" style:auto-text-indent="false"/>
      <style:text-properties officeooo:rsid="00630794" officeooo:paragraph-rsid="00630794"/>
    </style:style>
    <style:style style:name="P43" style:family="paragraph" style:parent-style-name="Text_20_body">
      <style:paragraph-properties fo:margin-left="1.251cm" fo:margin-right="0cm" fo:text-indent="0cm" style:auto-text-indent="false"/>
      <style:text-properties officeooo:rsid="0067df56" officeooo:paragraph-rsid="0067df56"/>
    </style:style>
    <style:style style:name="P44" style:family="paragraph" style:parent-style-name="Text_20_body" style:list-style-name="L1">
      <style:text-properties officeooo:rsid="006f43de" officeooo:paragraph-rsid="006f43de"/>
    </style:style>
    <style:style style:name="P45" style:family="paragraph" style:parent-style-name="Text_20_body" style:list-style-name="L1">
      <style:text-properties officeooo:rsid="006f9f7d" officeooo:paragraph-rsid="006f9f7d"/>
    </style:style>
    <style:style style:name="P46" style:family="paragraph" style:parent-style-name="Text_20_body" style:list-style-name="L1">
      <style:text-properties officeooo:rsid="007093b7" officeooo:paragraph-rsid="007093b7"/>
    </style:style>
    <style:style style:name="P47" style:family="paragraph" style:parent-style-name="Heading_20_1">
      <style:text-properties officeooo:rsid="00280e97" officeooo:paragraph-rsid="00280e97"/>
    </style:style>
    <style:style style:name="P48" style:family="paragraph" style:parent-style-name="Heading_20_1">
      <style:text-properties officeooo:rsid="001f6bc7" officeooo:paragraph-rsid="0020ff3b"/>
    </style:style>
    <style:style style:name="P49" style:family="paragraph" style:parent-style-name="Heading_20_1">
      <style:text-properties officeooo:rsid="006f43de" officeooo:paragraph-rsid="006f43de"/>
    </style:style>
    <style:style style:name="P50" style:family="paragraph" style:parent-style-name="Heading_20_2">
      <style:text-properties officeooo:paragraph-rsid="005aa742"/>
    </style:style>
    <style:style style:name="P51" style:family="paragraph" style:parent-style-name="Heading_20_2">
      <style:text-properties officeooo:rsid="0053fbd6" officeooo:paragraph-rsid="0053fbd6"/>
    </style:style>
    <style:style style:name="P52" style:family="paragraph" style:parent-style-name="Heading_20_2">
      <style:text-properties officeooo:rsid="002600ac" officeooo:paragraph-rsid="005ad44d"/>
    </style:style>
    <style:style style:name="P53" style:family="paragraph" style:parent-style-name="Heading_20_2">
      <style:text-properties officeooo:rsid="002600ac" officeooo:paragraph-rsid="002600ac"/>
    </style:style>
    <style:style style:name="P54" style:family="paragraph" style:parent-style-name="Heading_20_2">
      <style:text-properties officeooo:rsid="001f6bc7" officeooo:paragraph-rsid="0020ff3b"/>
    </style:style>
    <style:style style:name="P55" style:family="paragraph" style:parent-style-name="Heading_20_2">
      <style:text-properties officeooo:rsid="0020ff3b" officeooo:paragraph-rsid="0020ff3b"/>
    </style:style>
    <style:style style:name="P56" style:family="paragraph" style:parent-style-name="Heading_20_2">
      <style:text-properties officeooo:rsid="0052d86c" officeooo:paragraph-rsid="0052d86c"/>
    </style:style>
    <style:style style:name="P57" style:family="paragraph" style:parent-style-name="Heading_20_2">
      <style:text-properties officeooo:rsid="0021269f" officeooo:paragraph-rsid="0021269f"/>
    </style:style>
    <style:style style:name="P58" style:family="paragraph" style:parent-style-name="Heading_20_2">
      <style:text-properties officeooo:rsid="002186b6" officeooo:paragraph-rsid="002186b6"/>
    </style:style>
    <style:style style:name="P59" style:family="paragraph" style:parent-style-name="Heading_20_2">
      <style:text-properties officeooo:rsid="0024460c" officeooo:paragraph-rsid="0024460c"/>
    </style:style>
    <style:style style:name="P60" style:family="paragraph" style:parent-style-name="Heading_20_2">
      <style:text-properties officeooo:rsid="00276a62" officeooo:paragraph-rsid="00276a62"/>
    </style:style>
    <style:style style:name="P61" style:family="paragraph" style:parent-style-name="Heading_20_2">
      <style:text-properties officeooo:rsid="004a2229" officeooo:paragraph-rsid="004a2229"/>
    </style:style>
    <style:style style:name="P62" style:family="paragraph" style:parent-style-name="Heading_20_3">
      <style:text-properties officeooo:rsid="0061bbbf" officeooo:paragraph-rsid="0061bbbf"/>
    </style:style>
    <style:style style:name="P63" style:family="paragraph" style:parent-style-name="Heading_20_3">
      <style:text-properties officeooo:rsid="0067df56" officeooo:paragraph-rsid="0067df56"/>
    </style:style>
    <style:style style:name="P64" style:family="paragraph" style:parent-style-name="Heading_20_3">
      <style:text-properties officeooo:rsid="004b913a" officeooo:paragraph-rsid="004b913a"/>
    </style:style>
    <style:style style:name="T1" style:family="text">
      <style:text-properties officeooo:rsid="0020ff3b"/>
    </style:style>
    <style:style style:name="T2" style:family="text">
      <style:text-properties fo:text-shadow="1pt 1pt" fo:font-weight="bold" officeooo:rsid="0020ff3b" style:font-weight-asian="bold" style:font-weight-complex="bold"/>
    </style:style>
    <style:style style:name="T3" style:family="text">
      <style:text-properties fo:text-shadow="1pt 1pt" fo:font-weight="bold" officeooo:rsid="0029186e" style:font-weight-asian="bold" style:font-weight-complex="bold"/>
    </style:style>
    <style:style style:name="T4" style:family="text">
      <style:text-properties fo:text-shadow="1pt 1pt" fo:font-weight="bold" officeooo:rsid="002a8b6e" style:font-weight-asian="bold" style:font-weight-complex="bold"/>
    </style:style>
    <style:style style:name="T5" style:family="text">
      <style:text-properties fo:text-shadow="1pt 1pt" officeooo:rsid="002a85e9"/>
    </style:style>
    <style:style style:name="T6" style:family="text">
      <style:text-properties fo:text-shadow="1pt 1pt" officeooo:rsid="002a8b6e"/>
    </style:style>
    <style:style style:name="T7" style:family="text">
      <style:text-properties fo:font-weight="bold" style:font-weight-asian="bold" style:font-weight-complex="bold"/>
    </style:style>
    <style:style style:name="T8" style:family="text">
      <style:text-properties fo:font-weight="bold" officeooo:rsid="0021269f" style:font-weight-asian="bold" style:font-weight-complex="bold"/>
    </style:style>
    <style:style style:name="T9" style:family="text">
      <style:text-properties fo:font-weight="bold" officeooo:rsid="0025cc9c" style:font-weight-asian="bold" style:font-weight-complex="bold"/>
    </style:style>
    <style:style style:name="T10" style:family="text">
      <style:text-properties fo:font-weight="bold" officeooo:rsid="0020ff3b" style:font-weight-asian="bold" style:font-weight-complex="bold"/>
    </style:style>
    <style:style style:name="T11" style:family="text">
      <style:text-properties fo:font-weight="bold" officeooo:rsid="002a85e9" style:font-weight-asian="bold" style:font-weight-complex="bold"/>
    </style:style>
    <style:style style:name="T12" style:family="text">
      <style:text-properties fo:font-weight="bold" officeooo:rsid="002a8b6e" style:font-weight-asian="bold" style:font-weight-complex="bold"/>
    </style:style>
    <style:style style:name="T13" style:family="text">
      <style:text-properties fo:font-weight="bold" officeooo:rsid="0031b555" style:font-weight-asian="bold" style:font-weight-complex="bold"/>
    </style:style>
    <style:style style:name="T14" style:family="text">
      <style:text-properties fo:font-weight="bold" officeooo:rsid="00310d04" style:font-weight-asian="bold" style:font-weight-complex="bold"/>
    </style:style>
    <style:style style:name="T15" style:family="text">
      <style:text-properties fo:font-weight="bold" officeooo:rsid="003bac52" style:font-weight-asian="bold" style:font-weight-complex="bold"/>
    </style:style>
    <style:style style:name="T16" style:family="text">
      <style:text-properties fo:font-weight="bold" officeooo:rsid="0048f100" style:font-weight-asian="bold" style:font-weight-complex="bold"/>
    </style:style>
    <style:style style:name="T17" style:family="text">
      <style:text-properties fo:font-weight="bold" officeooo:rsid="004e7e99" style:font-weight-asian="bold" style:font-weight-complex="bold"/>
    </style:style>
    <style:style style:name="T18" style:family="text">
      <style:text-properties fo:font-weight="bold" officeooo:rsid="0052d86c" style:font-weight-asian="bold" style:font-weight-complex="bold"/>
    </style:style>
    <style:style style:name="T19" style:family="text">
      <style:text-properties fo:font-weight="bold" officeooo:rsid="00697358" style:font-weight-asian="bold" style:font-weight-complex="bold"/>
    </style:style>
    <style:style style:name="T20" style:family="text">
      <style:text-properties fo:font-weight="bold" officeooo:rsid="006a1547" style:font-weight-asian="bold" style:font-weight-complex="bold"/>
    </style:style>
    <style:style style:name="T21" style:family="text">
      <style:text-properties fo:font-weight="bold" officeooo:rsid="006b48c4" style:font-weight-asian="bold" style:font-weight-complex="bold"/>
    </style:style>
    <style:style style:name="T22" style:family="text">
      <style:text-properties fo:font-weight="bold" officeooo:rsid="007141c4" style:font-weight-asian="bold" style:font-weight-complex="bold"/>
    </style:style>
    <style:style style:name="T23" style:family="text">
      <style:text-properties fo:font-weight="bold" officeooo:rsid="0072e650" style:font-weight-asian="bold" style:font-weight-complex="bold"/>
    </style:style>
    <style:style style:name="T24" style:family="text">
      <style:text-properties fo:font-weight="bold" officeooo:rsid="0076186a" style:font-weight-asian="bold" style:font-weight-complex="bold"/>
    </style:style>
    <style:style style:name="T25" style:family="text">
      <style:text-properties officeooo:rsid="0021269f"/>
    </style:style>
    <style:style style:name="T26" style:family="text">
      <style:text-properties fo:font-weight="normal" style:font-weight-asian="normal" style:font-weight-complex="normal"/>
    </style:style>
    <style:style style:name="T27" style:family="text">
      <style:text-properties fo:font-weight="normal" officeooo:rsid="0021269f" style:font-weight-asian="normal" style:font-weight-complex="normal"/>
    </style:style>
    <style:style style:name="T28" style:family="text">
      <style:text-properties fo:font-weight="normal" officeooo:rsid="002186b6" style:font-weight-asian="normal" style:font-weight-complex="normal"/>
    </style:style>
    <style:style style:name="T29" style:family="text">
      <style:text-properties fo:font-weight="normal" officeooo:rsid="0020ff3b" style:font-weight-asian="normal" style:font-weight-complex="normal"/>
    </style:style>
    <style:style style:name="T30" style:family="text">
      <style:text-properties fo:font-weight="normal" officeooo:rsid="002a85e9" style:font-weight-asian="normal" style:font-weight-complex="normal"/>
    </style:style>
    <style:style style:name="T31" style:family="text">
      <style:text-properties fo:font-weight="normal" officeooo:rsid="003bac52" style:font-weight-asian="normal" style:font-weight-complex="normal"/>
    </style:style>
    <style:style style:name="T32" style:family="text">
      <style:text-properties fo:font-weight="normal" officeooo:rsid="003cf963" style:font-weight-asian="normal" style:font-weight-complex="normal"/>
    </style:style>
    <style:style style:name="T33" style:family="text">
      <style:text-properties fo:font-weight="normal" officeooo:rsid="003e4cc4" style:font-weight-asian="normal" style:font-weight-complex="normal"/>
    </style:style>
    <style:style style:name="T34" style:family="text">
      <style:text-properties fo:font-weight="normal" officeooo:rsid="004403bf" style:font-weight-asian="normal" style:font-weight-complex="normal"/>
    </style:style>
    <style:style style:name="T35" style:family="text">
      <style:text-properties fo:font-weight="normal" officeooo:rsid="0046442c" style:font-weight-asian="normal" style:font-weight-complex="normal"/>
    </style:style>
    <style:style style:name="T36" style:family="text">
      <style:text-properties fo:font-weight="normal" officeooo:rsid="0048f100" style:font-weight-asian="normal" style:font-weight-complex="normal"/>
    </style:style>
    <style:style style:name="T37" style:family="text">
      <style:text-properties fo:font-weight="normal" officeooo:rsid="0025cc9c" style:font-weight-asian="normal" style:font-weight-complex="normal"/>
    </style:style>
    <style:style style:name="T38" style:family="text">
      <style:text-properties fo:font-weight="normal" officeooo:rsid="0055aff0" style:font-weight-asian="normal" style:font-weight-complex="normal"/>
    </style:style>
    <style:style style:name="T39" style:family="text">
      <style:text-properties fo:font-weight="normal" officeooo:rsid="005a70c5" style:font-weight-asian="normal" style:font-weight-complex="normal"/>
    </style:style>
    <style:style style:name="T40" style:family="text">
      <style:text-properties fo:font-weight="normal" officeooo:rsid="0061bbbf" style:font-weight-asian="normal" style:font-weight-complex="normal"/>
    </style:style>
    <style:style style:name="T41" style:family="text">
      <style:text-properties fo:font-weight="normal" officeooo:rsid="0075c8d7" style:font-weight-asian="normal" style:font-weight-complex="normal"/>
    </style:style>
    <style:style style:name="T42" style:family="text">
      <style:text-properties officeooo:rsid="0025cc9c"/>
    </style:style>
    <style:style style:name="T43" style:family="text">
      <style:text-properties officeooo:rsid="0029186e"/>
    </style:style>
    <style:style style:name="T44" style:family="text">
      <style:text-properties fo:text-shadow="none" fo:font-weight="bold" officeooo:rsid="0029186e" style:font-weight-asian="bold" style:font-weight-complex="bold"/>
    </style:style>
    <style:style style:name="T45" style:family="text">
      <style:text-properties fo:text-shadow="none" fo:font-weight="bold" officeooo:rsid="003cf963" style:font-weight-asian="bold" style:font-weight-complex="bold"/>
    </style:style>
    <style:style style:name="T46" style:family="text">
      <style:text-properties fo:text-shadow="none" fo:font-weight="bold" officeooo:rsid="0041190a" style:font-weight-asian="bold" style:font-weight-complex="bold"/>
    </style:style>
    <style:style style:name="T47" style:family="text">
      <style:text-properties fo:text-shadow="none" fo:font-weight="bold" officeooo:rsid="0052eeb8" style:font-weight-asian="bold" style:font-weight-complex="bold"/>
    </style:style>
    <style:style style:name="T48" style:family="text">
      <style:text-properties fo:text-shadow="none" fo:font-weight="normal" officeooo:rsid="0029186e" style:font-weight-asian="normal" style:font-weight-complex="normal"/>
    </style:style>
    <style:style style:name="T49" style:family="text">
      <style:text-properties fo:text-shadow="none" fo:font-weight="normal" officeooo:rsid="003cf963" style:font-weight-asian="normal" style:font-weight-complex="normal"/>
    </style:style>
    <style:style style:name="T50" style:family="text">
      <style:text-properties fo:text-shadow="none" fo:font-weight="normal" officeooo:rsid="0041190a" style:font-weight-asian="normal" style:font-weight-complex="normal"/>
    </style:style>
    <style:style style:name="T51" style:family="text">
      <style:text-properties fo:text-shadow="none" fo:font-weight="normal" officeooo:rsid="004131ce" style:font-weight-asian="normal" style:font-weight-complex="normal"/>
    </style:style>
    <style:style style:name="T52" style:family="text">
      <style:text-properties fo:text-shadow="none" fo:font-weight="normal" officeooo:rsid="00460e4b" style:font-weight-asian="normal" style:font-weight-complex="normal"/>
    </style:style>
    <style:style style:name="T53" style:family="text">
      <style:text-properties fo:text-shadow="none" fo:font-weight="normal" officeooo:rsid="0052eeb8" style:font-weight-asian="normal" style:font-weight-complex="normal"/>
    </style:style>
    <style:style style:name="T54" style:family="text">
      <style:text-properties officeooo:rsid="002a85e9"/>
    </style:style>
    <style:style style:name="T55" style:family="text">
      <style:text-properties officeooo:rsid="002a8b6e"/>
    </style:style>
    <style:style style:name="T56" style:family="text">
      <style:text-properties officeooo:rsid="002b7d28"/>
    </style:style>
    <style:style style:name="T57" style:family="text">
      <style:text-properties officeooo:rsid="002d9e09"/>
    </style:style>
    <style:style style:name="T58" style:family="text">
      <style:text-properties officeooo:rsid="002f1909"/>
    </style:style>
    <style:style style:name="T59" style:family="text">
      <style:text-properties officeooo:rsid="00310d04"/>
    </style:style>
    <style:style style:name="T60" style:family="text">
      <style:text-properties officeooo:rsid="0031b555"/>
    </style:style>
    <style:style style:name="T61" style:family="text">
      <style:text-properties officeooo:rsid="0034bff9"/>
    </style:style>
    <style:style style:name="T62" style:family="text">
      <style:text-properties officeooo:rsid="003604b0"/>
    </style:style>
    <style:style style:name="T63" style:family="text">
      <style:text-properties officeooo:rsid="0038987f"/>
    </style:style>
    <style:style style:name="T64" style:family="text">
      <style:text-properties officeooo:rsid="0039918c"/>
    </style:style>
    <style:style style:name="T65" style:family="text">
      <style:text-properties officeooo:rsid="003bac52"/>
    </style:style>
    <style:style style:name="T66" style:family="text">
      <style:text-properties fo:background-color="transparent" loext:char-shading-value="0"/>
    </style:style>
    <style:style style:name="T67" style:family="text">
      <style:text-properties officeooo:rsid="003bac52" fo:background-color="transparent" loext:char-shading-value="0"/>
    </style:style>
    <style:style style:name="T68" style:family="text">
      <style:text-properties officeooo:rsid="004403bf"/>
    </style:style>
    <style:style style:name="T69" style:family="text">
      <style:text-properties officeooo:rsid="00451acc"/>
    </style:style>
    <style:style style:name="T70" style:family="text">
      <style:text-properties officeooo:rsid="0046442c"/>
    </style:style>
    <style:style style:name="T71" style:family="text">
      <style:text-properties officeooo:rsid="004a6733"/>
    </style:style>
    <style:style style:name="T72" style:family="text">
      <style:text-properties officeooo:rsid="004b913a"/>
    </style:style>
    <style:style style:name="T73" style:family="text">
      <style:text-properties officeooo:rsid="004cecd8"/>
    </style:style>
    <style:style style:name="T74" style:family="text">
      <style:text-properties officeooo:rsid="004d3959"/>
    </style:style>
    <style:style style:name="T75" style:family="text">
      <style:text-properties officeooo:rsid="004e7e99"/>
    </style:style>
    <style:style style:name="T76" style:family="text">
      <style:text-properties officeooo:rsid="004f3972"/>
    </style:style>
    <style:style style:name="T77" style:family="text">
      <style:text-properties officeooo:rsid="0050b148"/>
    </style:style>
    <style:style style:name="T78" style:family="text">
      <style:text-properties officeooo:rsid="00516d8e"/>
    </style:style>
    <style:style style:name="T79" style:family="text">
      <style:text-properties officeooo:rsid="0052d86c"/>
    </style:style>
    <style:style style:name="T80" style:family="text">
      <style:text-properties officeooo:rsid="0052eeb8"/>
    </style:style>
    <style:style style:name="T81" style:family="text">
      <style:text-properties officeooo:rsid="005654a2"/>
    </style:style>
    <style:style style:name="T82" style:family="text">
      <style:text-properties officeooo:rsid="005dd846"/>
    </style:style>
    <style:style style:name="T83" style:family="text">
      <style:text-properties officeooo:rsid="0061bbbf"/>
    </style:style>
    <style:style style:name="T84" style:family="text">
      <style:text-properties officeooo:rsid="006390eb"/>
    </style:style>
    <style:style style:name="T85" style:family="text">
      <style:text-properties officeooo:rsid="00654569"/>
    </style:style>
    <style:style style:name="T86" style:family="text">
      <style:text-properties officeooo:rsid="00697358"/>
    </style:style>
    <style:style style:name="T87" style:family="text">
      <style:text-properties officeooo:rsid="006b48c4"/>
    </style:style>
    <style:style style:name="T88" style:family="text">
      <style:text-properties officeooo:rsid="006bb1de"/>
    </style:style>
    <style:style style:name="T89" style:family="text">
      <style:text-properties officeooo:rsid="006f9f7d"/>
    </style:style>
    <style:style style:name="T90" style:family="text">
      <style:text-properties officeooo:rsid="007093b7"/>
    </style:style>
    <style:style style:name="T91" style:family="text">
      <style:text-properties officeooo:rsid="0073886d"/>
    </style:style>
    <style:style style:name="T92" style:family="text">
      <style:text-properties officeooo:rsid="0076186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Framework Lym</text:p>
      <text:h text:style-name="P47" text:outline-level="1">Modalità di lavoro</text:h>
      <text:p text:style-name="P6">Tramite questo documento si effettuerà tutta la progettazione del framework. Il lavoro partirà sempre da questo documento e se necessario saranno compilati degli altri documenti a corredo (eventuali Business Plan). In ogni caso questo documento servirà come punto di riferimento per il progetto e sarà aggiornato man mano in modo da farlo diventare anche il punto di riferimento a livello di documentazione sul progetto.</text:p>
      <text:h text:style-name="P48" text:outline-level="1">Scopo</text:h>
      <text:p text:style-name="P1">Progettare e implementare un framework, per lo sviluppo di applicazioni web con relative API e per siti web con pagine web. Al momento non si prendono in considerazione siti di tipologie particolari (come i siti ecommerce che hanno dinamiche molto particolari anche per l'indicizzazione delle pagine) ma non è detto che in futuro non si possa supportare correttamente anche questa tipologia di siti web. Si cercherà come possibile di supportare l'interfacciamento con altre piattaforme. L'infrastruttura dovrà provvedere ad alcuni servizi di base utili per lo sviluppo di queste tipologie di applicazioni in modo da facilitarne e velocizzarne lo sviluppo. Attualmente framework come Laravel e come Symfony non sono ritenuti sufficientemente semplici per questo scopo. Si prenderà ispirazione da alcune idee già viste lavorando per varie aziende, se possibile si cercherà di riutilizzare idee già implementate e comunque si cercherà di lavorare con un <text:s/>vero e proprio progetto perchè avere un progetto aiuterà a ragionare meglio sulle varie tematiche. Inizialmente sarà supportato e testato solo su Linux, ma nulla vieta che in futuro possa anche essere reso compatibile per lo sviluppo con Windows. <text:span text:style-name="T66">Lo sviluppo sarà effettuato col linguaggio PHP 7.2 per avere comunque una tecnologia sufficientemente versatile per poter realizzare un framework sufficientemente interessant</text:span><text:span text:style-name="T67">e. </text:span>Il nome Lym è stato liberamente ispirato e anche se ci sono alcuni conflitti con progetti esistenti non sembrano essercene in maniera problematica. <text:span text:style-name="T25">Per il momento il framework sarà mantenuto closed source. Se possibile le varie funzionalità richieste saranno analizzate per provvedere alla migliore soluzione possibile in termini di supporto del framework.</text:span></text:p>
      <text:h text:style-name="P48" text:outline-level="1">Features</text:h>
      <text:p text:style-name="P1">Si elencheranno di seguito le features “wanted” che si cercherà cioè di integrare nel framework in qualche modo in quanto spesso molto utili e richieste per lo sviluppo di progetti del tipo sopra descritti. <text:span text:style-name="T42">Le classi di Lym avranno tutte come prefisso nel nome della classe la lettera </text:span><text:span text:style-name="T9">L</text:span><text:span text:style-name="T37"> </text:span><text:span text:style-name="T38">tranne la classe Lym</text:span><text:span text:style-name="T42">. Le classi di Lym per comodità non avranno un namespace e saranno tutte incluse automaticamente. Si cercherà di limitarne in numero anche se in certi casi si tratterà di classi piuttosto corpose, come la classe Lym stessa.</text:span></text:p>
      <text:h text:style-name="P50" text:outline-level="2">External Framework <text:span text:style-name="T81">(ok)</text:span></text:h>
      <text:p text:style-name="P20">Il framework sarà mantenuto in una cartella esterna per non sovrapporre i file a quelli del progetto. <text:soft-page-break/>Si valuterà se utilizzare un numero di versione per la gestione delle varie versioni del framework. <text:span text:style-name="T54">La cartella si chiamerà quindi lym_framework e al suo interno i files veri e propri del framework. Il framework avrà delle routine per creare un progetto da zero in modo da posizionare all'interno i files necessari. Il comando sarà una sorta di 'installer'. Le varie versioni del framework saranno mantenute in una cartella a parte. Sarà inoltre possibile specificare nella configurazione la cartella del framework nel caso si volessero usare versioni specifiche. Il parametro di configurazione sarà presente nello script init.php e si chiamerà </text:span><text:span text:style-name="T11">“lym_framework_path”</text:span><text:span text:style-name="T30"> </text:span><text:span text:style-name="T34">e di default avrà il valore “../lym_framework/”</text:span><text:span text:style-name="T54">. E' l'unico parametro che è consentito variare in quello script.</text:span></text:p>
      <text:h text:style-name="P51" text:outline-level="2">Framework and project execution <text:span text:style-name="T81">(ok)</text:span></text:h>
      <text:p text:style-name="P21">Il framework potrà partire in modalità “solo framework” oppure in modalità “framework con progetto”. Questo renderà possibile creare dei comandi appositi da lanciare senza progetto o comunque relativi al framework come ad esempio gli unit test del framework e l'installer per i progetti. Quando il boot includerà in progetto saranno presenti comandi relativi al progetto su cui si sta lavorando come ad esempio il lancio dei test, la modifica della modalità di esecuzione, la creazione di route hashed, ecc.</text:p>
      <text:h text:style-name="P52" text:outline-level="2"><text:span text:style-name="T77">Execution</text:span> <text:span text:style-name="T69">mode (ok/rifinire)</text:span></text:h>
      <text:p text:style-name="P22">Il framework potrà funzionare in modalità differenti esibendo dei comportamenti differenti per facilitare fasi di sviluppo differenti. <text:span text:style-name="T82">Quando verrà lanciato in framework execution sarà di default impostato a framework_development e non sarà possibile modificarlo (perchè in quella modalità non usa altre configurazioni al di fuori di quella interna).</text:span></text:p>
      <text:p text:style-name="P22">Ad esempio nel caso in cui il framework sia in modalità produzione l'errore dovrà essere loggato su db e dovrà essere mostrata la pagina “500 – internal server error” oppure in caso di script da linea di comando un breve messaggio d'errore generico. Stessa identica cosa per la modalità 'testing', tranne per il fatto che l'errore sarà salvato nei file di log anzichè sul database. Nel caso invece il framework sia in esecuzione in modalità 'framework_development' o in modalità 'development' l'output visualizzato cambierà per aiutare l'utente a capire quello che sta succedendo, sia in termini di meccanismi interni del framework (modalità framework_development) sia in termini di semplice output di debug in caso di modalità development. Per chiarezza l'output e il log saranno due cose distinte anche perchè hanno dinamiche diverse. Il log è fatto per intercettare qualsiasi cosa potrebbe sfuggire o infastidire il normale sviluppo, mentre l'output è il risultato atteso dall'utente in quella particolare modalità di esecuzione. La modalità testing è stata introdotta per favorire l'utilizzo di pagine e strumenti appositi atti a favorire il test ma da escludere dalla modalità in produzione. Le modalità possibili saranno quindi 5 e vi sarà una cache interna per ridurre il tempo di calcolo necessario a determinare qual'è la modalità corrente, effettuando una verifica in fase di inizializzazione del framework :</text:p>
      <text:p text:style-name="P11">- <text:span text:style-name="T77">maintenance</text:span></text:p>
      <text:p text:style-name="P11">- <text:span text:style-name="T77">framework_development</text:span></text:p>
      <text:p text:style-name="P11">- <text:span text:style-name="T77">development</text:span></text:p>
      <text:p text:style-name="P11">- <text:span text:style-name="T77">testing</text:span></text:p>
      <text:p text:style-name="P11"><text:soft-page-break/>- <text:span text:style-name="T77">production</text:span></text:p>
      <text:p text:style-name="P22">Vi saranno degli appositi script da linea di comando per variare la modalità del framework. La modalità sarà stabilita in base alla presenza di un file nella cartella /config/mode/ e il sistema sarà in grado di gestire anche rari casi in cui non sono presenti file o è presente più di un file.</text:p>
      <text:p text:style-name="P22">L'uso delle modalità di esecuzione serve a facilitare e migliorare notevolmente il ciclo di sviluppo di un software.</text:p>
      <text:h text:style-name="P54" text:outline-level="2">Unit Testing <text:span text:style-name="T81">(ok)</text:span></text:h>
      <text:p text:style-name="P1">Il supporto allo unit testing con due cartelle dedicate : test e test_fast. I test potranno essere spostati da una cartella all'altra per velocizzare lo sviluppo utilizzando lo unit testing <text:span text:style-name="T43">e lanciare con test_fast solo quelli che si stanno esaminando</text:span>. Saranno sviluppate 3-4 classi circa, per dare il supporto allo unit testing e avere la possibilità di richiamare l'esecuzione dei test. <text:span text:style-name="T1">Per creare un test sarà sufficiente ereditare da una classe, lasciare la classe in una cartella o sottocartella delle cartelle </text:span><text:span text:style-name="T2">test</text:span><text:span text:style-name="T1"> o </text:span><text:span text:style-name="T2">test_fas</text:span><text:span text:style-name="T3">t</text:span><text:span text:style-name="T44"> </text:span><text:span text:style-name="T48">e richiamare uno script da linea di comando </text:span><text:span text:style-name="T53">(rispettivamente </text:span><text:span text:style-name="T47">run_tests.sh</text:span><text:span text:style-name="T53"> e </text:span><text:span text:style-name="T47">run_tests_fast.sh</text:span><text:span text:style-name="T53">) </text:span><text:span text:style-name="T48">o da pannello di controllo per la visualizzazione del risultato. </text:span><text:span text:style-name="T49">Le classi si chiameranno </text:span><text:span text:style-name="T46">L</text:span><text:span text:style-name="T45">TestCase</text:span><text:span text:style-name="T49"> (da cui ereditare per implementare I test e con all'interno i metodi per fare gli assert), </text:span><text:span text:style-name="T46">L</text:span><text:span text:style-name="T45">TestRunner</text:span><text:span text:style-name="T49"> (per spazzolare le cartelle e lanciare effettivamente i test) e </text:span><text:span text:style-name="T46">LA</text:span><text:span text:style-name="T45">ssert</text:span><text:span text:style-name="T49"> (da utilizzare come base per </text:span><text:span text:style-name="T50">L</text:span><text:span text:style-name="T49">TestCase per non riempire eccessivamente di codice TestCase). </text:span><text:span text:style-name="T51">In generale quando si fanno gli unit test vengono contati gli unit test (quindi le classi che ereditano da unit test) e le asserzioni, quindi alla fine viene stampato un riepilogo dei conteggi degli errori o degli ok. ES :</text:span></text:p>
      <text:p text:style-name="P1"><text:span text:style-name="T51">….......................................................................</text:span><text:span text:style-name="T52">F.........F.............F..............F........F...........</text:span></text:p>
      <text:p text:style-name="P9">12 UNIT TESTS, <text:span text:style-name="T68">50 METHODS, 0 SETUP ERRORS, </text:span>144 ASSERTIONS, 5 FAILURES.</text:p>
      <text:p text:style-name="P10"/>
      <text:p text:style-name="P10">Al momento sono presenti anche dei test relativi al framework che vengono lanciati con un comando apposito <text:span text:style-name="T7">run_framework_tests.sh</text:span> presente nella cartella bin del framework. Questi saranno utilizzati per testare elementi interni al framework in modo da garantire una corretta funzionalità e una velocità di sviluppo più elevata e un debugging preventivo dei potenziali problemi. <text:span text:style-name="T90">Per facilitare la lettura dei risultati l'elenco delle eccezioni e delle failures sarà visualizzata al termine del riepilogo generale dei test in modo da avere comunque una visualizzazione ordinata.</text:span></text:p>
      <text:h text:style-name="P54" text:outline-level="2">Class Loader <text:span text:style-name="T81">(fatto)</text:span></text:h>
      <text:p text:style-name="P1">Il class loader dovrà consentire l'utilizzo delle classi con namespace e delle classi senza namespace. Inoltre dovrà essere presente il supporto per composer nella sua cartella standard, in modo che in caso si utilizzino features di composer si riesca comunque <text:span text:style-name="T1">ad utilizzare le classi necessarie senza problemi. Composer sarà supportato sia all'interno della cartella del framework sia all'interno della cartella del progetto. Le classi saranno caricate solo da alcune cartelle ben definite (probabilmente saranno </text:span><text:span text:style-name="T10">lib</text:span><text:span text:style-name="T1"> e </text:span><text:span text:style-name="T10">blogic </text:span><text:span text:style-name="T41">ma si potranno personalizzare come al solito tramite config</text:span><text:span text:style-name="T29">. </text:span><text:span text:style-name="T30">I file delle classi dovranno avere estensione </text:span><text:span text:style-name="T11">.class.php</text:span><text:span text:style-name="T30"> o </text:span><text:span text:style-name="T11">.interface.php</text:span><text:span text:style-name="T30"> o </text:span><text:span text:style-name="T11">.trait.php</text:span><text:span text:style-name="T30"> , </text:span><text:span text:style-name="T41">ma anche queste saranno </text:span><text:soft-page-break/><text:span text:style-name="T41">eventualmente configurabili. Inizialmente i</text:span><text:span text:style-name="T32">l classloader sarà in grado di caricare solamente quelle classi che avranno lo stesso nome del file che le contiene </text:span><text:span text:style-name="T41">considerando un eventuale namespace</text:span><text:span text:style-name="T32">, pertanto file che contengono più classi potrebbero risultare alquanto problematici. </text:span><text:span text:style-name="T41">In una fase successiva si implementerà un supporto più avanzato che ispezionerà le classi in modo più approfondito</text:span><text:span text:style-name="T32"> </text:span><text:span text:style-name="T41">per ricercare le classi, le interfacce o i trait implementati. </text:span><text:span text:style-name="T32">In ogni caso sar</text:span><text:span text:style-name="T41">à presente una direttiva (una funzione) per effettuare l'inclusione di file dall'interno del progetto</text:span><text:span text:style-name="T32">. </text:span><text:span text:style-name="T33">Il classloader utilizzerà un pattern matching nella classe per sapere se appartiene ad un namespace oppure no, </text:span><text:span text:style-name="T41">ed in una fase successiva utilizzerà il pattern matching anche per interpretare il contenuto del file in modo approssimativo</text:span><text:span text:style-name="T33">. </text:span><text:span text:style-name="T41">Naturalmente sarà necessario evitare certi modi di programmare. Sarà inoltre implementata, in una fase ancora successiva, una cache dell'ispezione del classloader che sarà rigenerata con l'impostazione della modalità di esecuzione a 'testing' e 'production'.</text:span></text:p>
      <text:p text:style-name="P8"/>
      <text:h text:style-name="P55" text:outline-level="2">Host<text:span text:style-name="T25">name</text:span>/<text:span text:style-name="T25">Virtual Host</text:span> <text:span text:style-name="T25">B</text:span>ased Configuration <text:span text:style-name="T81">(ok)</text:span> </text:h>
      <text:p text:style-name="P18">La configurazione caricata dovrà dipendere dal nome host in uso. Sarà possibile utilizzare un file denominato <text:span text:style-name="T7">config.php</text:span> ma anche un file denominato <text:span text:style-name="T7">config.json</text:span> per lasciare all'utente la libertà di decidere quale formato file utilizzare. La configurazione risultante sarà il merge delle due configurazioni <text:span text:style-name="T54">e sarà possibile accederci andando ad interrogare la classe </text:span><text:span text:style-name="T11">L</text:span><text:span text:style-name="T18">Config </text:span>. <text:span text:style-name="T25">Le cartelle di configurazione staranno nella cartella </text:span><text:span text:style-name="T8">config/</text:span><text:span text:style-name="T16">hostnames/</text:span><text:span text:style-name="T27"> nella sottocartella con nome corrispondente al nome host o al nome del virtual host, </text:span><text:span text:style-name="T30">quindi ad esempio, se il nome host è “prometeus”, la cartella sarà /config/</text:span><text:span text:style-name="T36">hostnames/</text:span><text:span text:style-name="T30">prometeus/</text:span><text:span text:style-name="T27">. </text:span><text:span text:style-name="T30">Il percorso si intende fatto partire dalla cartella root del progetto </text:span><text:span text:style-name="T32">e il nome sarà case sensitive.</text:span></text:p>
      <text:h text:style-name="P56" text:outline-level="2">Internal configuration <text:span text:style-name="T81">(ok)</text:span></text:h>
      <text:p text:style-name="P23">Sarà presente una cartella /config/internal/ dove sarà presente una configurazione dei default utilizzata per determinare il comportamento del framework ad esempio nelle varie modalità. Questo file sarà presente in modo da evitare modifiche al codice sorgente e lasciare la possibilità allo sviluppatore di cambiare dei default del framework in caso di necessità di personalizzazioni spinte. Questo servirà anche a semplificare la logica di implementazione del framework. La classe LConfig quindi sarà in grado di caricare e mantenere in memoria l'hash complessivo della configurazione ottenuto dalla configurazione interna, da quella dell'host in formato php e da quella dell'host in formato json, esattamente in questo ordine <text:span text:style-name="T80">e di aggiungere alla fine le variabili salvate come risultato del processo di inizializzazione</text:span>.</text:p>
      <text:p text:style-name="P24">Qui di seguito la configurazione interna (da rifinire) :</text:p>
      <text:p text:style-name="P24"/>
      <text:p text:style-name="P24">{</text:p>
      <text:p text:style-name="P24"><text:s text:c="4"/>"defaults" : {</text:p>
      <text:p text:style-name="P24"/>
      <text:p text:style-name="P24"><text:s text:c="8"/>"routemap" : {</text:p>
      <text:p text:style-name="P24"><text:soft-page-break/><text:s text:c="12"/>"hash_db" : {</text:p>
      <text:p text:style-name="P24"><text:s text:c="16"/>"levels" : 5</text:p>
      <text:p text:style-name="P24"><text:s text:c="12"/>}</text:p>
      <text:p text:style-name="P24"><text:s text:c="8"/>},</text:p>
      <text:p text:style-name="P24"><text:s text:c="8"/>"logging" : {</text:p>
      <text:p text:style-name="P24"><text:s text:c="12"/>"distict-file" : {</text:p>
      <text:p text:style-name="P24"><text:s text:c="16"/>"date_format" : "d/m/Y H:i:s",</text:p>
      <text:p text:style-name="P24"><text:s text:c="16"/>"log_format" : "[ %date - %user ] : %message",</text:p>
      <text:p text:style-name="P24"><text:s text:c="16"/>"log_mode" : "normal",</text:p>
      <text:p text:style-name="P24"><text:s text:c="16"/>"max_mb" : 10</text:p>
      <text:p text:style-name="P24"><text:s text:c="12"/>},</text:p>
      <text:p text:style-name="P24"><text:s text:c="12"/>"together-file" : {</text:p>
      <text:p text:style-name="P24"><text:s text:c="16"/>"date_format" : "d/m/Y H:i:s",</text:p>
      <text:p text:style-name="P24"><text:s text:c="16"/>"log_format" : "[ %date - %user - %level ] : %message",</text:p>
      <text:p text:style-name="P24"><text:s text:c="16"/>"log_mode" : "rolling",</text:p>
      <text:p text:style-name="P24"><text:s text:c="16"/>"max_mb" : 10</text:p>
      <text:p text:style-name="P24"><text:s text:c="12"/>},</text:p>
      <text:p text:style-name="P24"><text:s text:c="12"/>"<text:span text:style-name="T88">mysql-</text:span>db" : {</text:p>
      <text:p text:style-name="P24"><text:s text:c="16"/>"log_mode" : "normal",</text:p>
      <text:p text:style-name="P24"><text:s text:c="3"/><text:tab/> <text:s text:c="4"/>“<text:span text:style-name="T88">COMMENT_max_records</text:span>” : <text:span text:style-name="T88">100000</text:span></text:p>
      <text:p text:style-name="P24"><text:s text:c="12"/>}</text:p>
      <text:p text:style-name="P24"><text:s text:c="8"/>},</text:p>
      <text:p text:style-name="P24"><text:s text:c="8"/>"hashmaps" : {</text:p>
      <text:p text:style-name="P24"><text:s text:c="12"/>"false_strings" : ["false","0","no",false]</text:p>
      <text:p text:style-name="P24"><text:s text:c="8"/>}</text:p>
      <text:p text:style-name="P24"><text:s text:c="4"/>}</text:p>
      <text:p text:style-name="P24">}</text:p>
      <text:p text:style-name="P24"/>
      <text:h text:style-name="P57" text:outline-level="2"><text:soft-page-break/>Configuration Based Routing (da fare)</text:h>
      <text:h text:style-name="Heading_20_3" text:outline-level="3">Static routing</text:h>
      <text:p text:style-name="P40">Il routing delle varie chiamate web sarà effettuato tramite una cartella che conterrà le varie configurazioni (che si chiamerà probabilmente <text:span text:style-name="T4">route</text:span><text:span text:style-name="T7">map </text:span><text:span text:style-name="T40">con varie sottocartelle al suo interno</text:span>). Il formato della configurazione sarà <text:span text:style-name="T5">json</text:span> e sarà possibile collegare l'url a una classe php con metodo, <text:span text:style-name="T56">a una procedura</text:span> oppure linkare un'altra <text:span text:style-name="T12">route</text:span><text:span text:style-name="T7">map. </text:span><text:span text:style-name="T26">La configurazione supporterà concetti come l'ereditarietà, la decorazione, ecc …</text:span></text:p>
      <text:p text:style-name="P31">Sarà <text:span text:style-name="T56">anche </text:span>possibile effettuare la validazione dei dati passati come parametro con tipi predefiniti <text:span text:style-name="T56">e gestire eventuali validazioni di parametri che dovranno essere presenti in sessione in modo analogo</text:span>. <text:span text:style-name="T56">La validazione della sessione prevederà la possibilità di dichiarare dei valori che dovranno essere presenti nella sessione per consentire l'accesso a quella determinata route, ma lo stesso vale per i parametri in input. Esempio “completo” :</text:span></text:p>
      <text:p text:style-name="P33">{</text:p>
      <text:p text:style-name="P34"><text:tab/>“<text:span text:style-name="T57">exec</text:span>” : <text:span text:style-name="T83">{ </text:span></text:p>
      <text:p text:style-name="P34"><text:tab/><text:tab/><text:tab/>“<text:span text:style-name="T57">begin</text:span>” : “/<text:span text:style-name="T57">time/begin_calc_time</text:span>”, <text:span text:style-name="T57">← esecuzione da proc</text:span></text:p>
      <text:p text:style-name="P34"><text:tab/><text:tab/><text:tab/>“<text:span text:style-name="T83">do</text:span>” : “/<text:span text:style-name="T57">Sondaggio#crea_sondaggio</text:span>”, <text:span text:style-name="T57">←esecuzione da business_logic</text:span></text:p>
      <text:p text:style-name="P33"><text:tab/><text:tab/><text:tab/>“<text:span text:style-name="T57">end</text:span>” : “/<text:span text:style-name="T57">time/end_calc_time</text:span>” <text:span text:style-name="T57">← esecuzione da proc</text:span></text:p>
      <text:p text:style-name="P38"><text:tab/><text:tab/>}</text:p>
      <text:p text:style-name="P33"><text:tab/>“<text:span text:style-name="T57">template</text:span>” : “/<text:span text:style-name="T59">html/nuovo_sondaggio</text:span>”, <text:span text:style-name="T58">← utilizzo del template dalla cartella dei template html</text:span></text:p>
      <text:p text:style-name="P33"><text:tab/>/* “<text:span text:style-name="T57">format</text:span>” : “<text:span text:style-name="T57">html</text:span>”, */ <text:span text:style-name="T57">←questo è implicito se si usa “template”</text:span> </text:p>
      <text:p text:style-name="P32"><text:tab/>“<text:span text:style-name="T56">session” : {</text:span></text:p>
      <text:p text:style-name="P32"><text:tab/><text:tab/>“<text:span text:style-name="T56">role” : “admin”,</text:span></text:p>
      <text:p text:style-name="P32"><text:tab/><text:tab/>“<text:span text:style-name="T56">level</text:span>” : <text:span text:style-name="T56">{</text:span></text:p>
      <text:p text:style-name="P35"><text:tab/><text:tab/><text:tab/>“range” : {</text:p>
      <text:p text:style-name="P32"><text:tab/><text:tab/><text:tab/><text:tab/>“<text:span text:style-name="T56">min” : 3,</text:span></text:p>
      <text:p text:style-name="P32"><text:tab/><text:tab/><text:tab/><text:tab/>“<text:span text:style-name="T56">max</text:span>” : <text:span text:style-name="T56">10</text:span></text:p>
      <text:p text:style-name="P35"><text:tab/><text:tab/><text:tab/>},</text:p>
      <text:p text:style-name="P32"><text:tab/><text:tab/>“<text:span text:style-name="T56">status</text:span>” : <text:span text:style-name="T56">{</text:span></text:p>
      <text:p text:style-name="P32"><text:tab/><text:tab/><text:tab/>“<text:span text:style-name="T56">list</text:span>” : “<text:span text:style-name="T56">test,prova,01234</text:span>”</text:p>
      <text:p text:style-name="P35"><text:tab/><text:tab/><text:tab/>}</text:p>
      <text:p text:style-name="P35"><text:tab/><text:tab/>}</text:p>
      <text:p text:style-name="P35"><text:tab/>},</text:p>
      <text:p text:style-name="P36"><text:soft-page-break/><text:tab/>“<text:span text:style-name="T63">input</text:span>” : <text:span text:style-name="T63">{</text:span></text:p>
      <text:p text:style-name="P36"><text:tab/><text:tab/>– <text:span text:style-name="T63">vedi session –</text:span></text:p>
      <text:p text:style-name="P37"><text:tab/>},</text:p>
      <text:p text:style-name="P36"><text:tab/>“<text:span text:style-name="T63">output</text:span>” : <text:span text:style-name="T63">{</text:span></text:p>
      <text:p text:style-name="P36"><text:tab/><text:tab/>“<text:span text:style-name="T83">main_menu</text:span>” : “%:<text:span text:style-name="T83">internal/main_menu</text:span>”,</text:p>
      <text:p text:style-name="P36"><text:tab/><text:tab/>“<text:span text:style-name="T83">left_column</text:span>” : <text:span text:style-name="T83">[ </text:span>“<text:span text:style-name="T83">+:internal/left_col1</text:span>”,</text:p>
      <text:p text:style-name="P36"><text:tab/><text:tab/><text:tab/><text:tab/> <text:s text:c="4"/>“<text:span text:style-name="T83">+:internal/left_col2</text:span>”,</text:p>
      <text:p text:style-name="P36"><text:tab/><text:tab/><text:tab/><text:tab/> <text:s text:c="4"/>“<text:span text:style-name="T83">+:internal/left_col3</text:span>” <text:span text:style-name="T83">],</text:span></text:p>
      <text:p text:style-name="P36"><text:tab/><text:tab/>“<text:span text:style-name="T83">footer</text:span>” :<text:tab/>“%<text:span text:style-name="T83">static/footer_data</text:span>”</text:p>
      <text:p text:style-name="P37"><text:tab/>}</text:p>
      <text:p text:style-name="P36"/>
      <text:p text:style-name="P33">}</text:p>
      <text:p text:style-name="P32"/>
      <text:p text:style-name="P35">In questo esempio si pretende che sia presente la chiave “role” col valore di “admin” e che sia presente la chiave “level” con valore compreso tra 3 e 10 compresi e la chiave status con un valore che sia tra quelli specificati nella lista, ovvero “list”, “prova” e “01234”. <text:span text:style-name="T70">Eventualmente in futuro si aggiungeranno anche ulteriori interceptor per avere dei “before” e “after” a riguardo sia dell'esecuzione che del resto.</text:span></text:p>
      <text:h text:style-name="P62" text:outline-level="3">Input and Session data validation</text:h>
      <text:p text:style-name="P41">Come accennato precedentemente sarà possibile effettuare la validazione dei dati in input e dei dati in sessione, con lo stesso formalismo. Se la validazione non andrà a buon fine sarà lanciato un errore gestito poi in base alla modalità di esecuzione.</text:p>
      <text:h text:style-name="P62" text:outline-level="3">Output composition</text:h>
      <text:p text:style-name="P41">Sarà possibile comporre l'output importando dati statici da importare nei valori di output (utili come default o come parametri per un template) oppure effettuare chiamate a dei routing privati che saranno eseguiti e il cui risultato sarà salvato nella variabile corrispondente). In questo modo si riuscirà a frammentare il template in modo corretto e a riutilizzare la maggior parte dei template, anche se di piccole dimensioni.</text:p>
      <text:p text:style-name="P42">Al momento il formalismo prevede di usare un carattere iniziale % o + a seconda che l'aggiunta sia in modalità “set” o in modalità “add”, ovvero se deve sovrascrivere una variabile o deve aggiungere qualcosa ad un array. Inoltre le route cominciano con il carattere ':', in assenza si tratterà di import di dati grezzi. (che potrebbero stare nella cartella static ma anche in altre cartelle). <text:span text:style-name="T84">Le chiavi elencate in output sono in realtà dei percorsi, quindi possono essere nella forma “/chiave1/chiave2/chiaveecc” e i dati vengono salvati nella posizione specificata dal percorso all'interno della hashmap di output.</text:span></text:p>
      <text:h text:style-name="P63" text:outline-level="3"><text:soft-page-break/>Route inheritance</text:h>
      <text:p text:style-name="P43">Resta ancora da definire come dovrà funzionare la route inheritance nel dettaglio. L'unica cosa al momento definita è che si potrà ereditare solo da route private in quanto le route da cui si eredita saranno considerate parziali e quindi private. Per quanto riguarda il comportamento del sistema con queste route è ancora da definire. <text:span text:style-name="T86">Non è detto che sia necessaria una multi inheritance (probabilmente non lo è) e non è detto che dichiarare esplicitamente l'ereditarietà sia il metodo corretto (forse potrebbe essere comodo avere un file con un nome speciale per risparmiare di scrivere ed evitare ridondanze). Magari potrebbe essere un file di nome </text:span><text:span text:style-name="T19">_default.json</text:span><text:span text:style-name="T86"> .</text:span></text:p>
      <text:h text:style-name="Heading_20_3" text:outline-level="3">Hashed routing</text:h>
      <text:p text:style-name="P39">Il framework avrà al suo interno un piccolo database di file hash sha1 che conterranno al loro interno <text:span text:style-name="T85">i</text:span> dati per effettuare il routing (come per le route statiche). La differenza sarà data dalla modalità di calcolo per verificare se la routing è corretta, ovvero verrà effettuato l'sha1 della route (solo la parte senza l'host, ovvero il parametro $_SERVER['SCRIPT_NAME'] ovvero l'url senza la query string). In questo modo anche url lunghi avranno un numero di cartelle limitato e sarà possibile quindi utilizzare degli url con tante parole all'interno in modo da avere una buona indicizzazione delle pagine ma al tempo stesso mantenere un certo ordine nel progetto. Per gestire queste route nell'hash db sarà presente un comando da linea di comando ma anche una libreria utilizzabile per effettuare le stesse operazioni. La classe con cui si andrà ad interagire si chiamerà <text:span text:style-name="T7">LRouteHashDB </text:span>. Lo script da linea di comando si chiamerà <text:span text:style-name="T7">route_hash_db.sh</text:span> e avrà tra i possibili parametri <text:span text:style-name="T7">add</text:span>, <text:span text:style-name="T7">list</text:span> e <text:span text:style-name="T7">remove</text:span>.</text:p>
      <text:h text:style-name="Heading_20_3" text:outline-level="3">Routing management with class <text:span text:style-name="T81">(da fare)</text:span></text:h>
      <text:p text:style-name="P30">Sarà possibile implementare una classe per restituire il file di configurazione da utilizzare per la routemap in modo da poter implementare svariati algoritmi per la gestione della routemap in modo più flessibile. <text:span text:style-name="T81">Questo sarà fatto con gli handlers posti dentro la directory /routemap/handlers/ e dichiarando nella config l'handler utilizzato.</text:span></text:p>
      <text:h text:style-name="Heading_20_2" text:outline-level="2">Procedural based programming support <text:span text:style-name="T81">(da fare)</text:span></text:h>
      <text:p text:style-name="P19">Sarà possibile avere delle routine in una cartella apposita chiamata <text:span text:style-name="T7">proc</text:span> (che sta per procedure) e i file avranno estensione <text:span text:style-name="T7">.proc.php .</text:span><text:span text:style-name="T26"> Queste procedure saranno delle semplici routine php senza classi all'interno (o con classi) ma nelle quali sarà possibile sostanzialmente fare un po' quel che si vuole. </text:span><text:span text:style-name="T39">In questo modo si agevolerà alcuni casi di programmazione procedurale che potrebbe essere agevole in alcune circostanze.</text:span></text:p>
      <text:h text:style-name="P57" text:outline-level="2">Command line support <text:span text:style-name="T81">(ok)</text:span></text:h>
      <text:p text:style-name="P2">Vi saranno vari comandi che si potranno lanciare da linea di comando per lanciare i test, per controllare il formato delle varie configurazioni, per controllare la correttezza delle classi, ecc. Il tutto passerà da script <text:span text:style-name="T7">.sh (al momento si esclude la presenza dei .bat). <text:s/></text:span><text:span text:style-name="T28">Molte di queste features saranno embeddate nel framework. Si cercherà comunque di supportare l'esecuzione di script da </text:span><text:soft-page-break/><text:span text:style-name="T28">linea di comando cercando un qualche tipo di compromesso con l'esecuzione via web. </text:span><text:span text:style-name="T35">Anche gli script per eseguire gli unit test saranno presenti da linea di comando. Gli script saranno inseriti nella cartella bin del progetto.</text:span></text:p>
      <text:h text:style-name="P57" text:outline-level="2">Path based library support <text:span text:style-name="T81">(da fare)</text:span></text:h>
      <text:p text:style-name="P2">Sarà presente una classe per aiutare nel componimento dei path. La classe si chiamerà per l'appunto <text:span text:style-name="T15">L</text:span><text:span text:style-name="T7">Path</text:span>. <text:span text:style-name="T65">Sarà poi presente una classe </text:span><text:span text:style-name="T15">LIO</text:span><text:span text:style-name="T31"> che servirà per avere l'elenco dei files o delle cartelle in una particolare directory.</text:span></text:p>
      <text:h text:style-name="P58" text:outline-level="2">Abstract Database Support <text:span text:style-name="T81">(da fare)</text:span></text:h>
      <text:p text:style-name="P3">Saranno presenti delle classi per facilitare la creazione di query ad un database. Si implementerà il supporto per il database mysql ma si progetterà il supporto in modo da renderlo astratto. Si supporteranno solo le query CRUD, la Truncate per svuotare le tabelle <text:span text:style-name="T62">e un metodo per sapere se una tabella esiste o meno, oltre alla possibilità di fare query libere</text:span>. Le query di modifica del database al momento non saranno prese in considerazione <text:span text:style-name="T62">e dovranno essere fatte tendenzialmente in altro modo all'esterno del software che si andrà a sviluppare (anche solo con degli script incrementali salvati in una apposita cartella e lanciati tramite l'apposito MySQL Workbench)</text:span>.</text:p>
      <text:h text:style-name="P58" text:outline-level="2">Active Record Support <text:span text:style-name="T81">(da fare)</text:span></text:h>
      <text:p text:style-name="P3">Sarà presente il supporto per active record, in modo da poter utilizzare delle classi con il pattern active record per la creazione, modifica e cancellazione di record da tabelle del database.</text:p>
      <text:h text:style-name="P58" text:outline-level="2">Session support <text:span text:style-name="T81">(da fare)</text:span></text:h>
      <text:p text:style-name="P3">Sarà presente il supporto alla sessione in modo da avere una comoda funzionalità di sessione. La gestione della sessione sarà in un qualche modo integrat<text:span text:style-name="T65">a</text:span> col routing in modo da poter supportare la presenza di aree riservate. <text:span text:style-name="T61">Si riutilizzerà eventualmente la vecchia classe di sessione già implementata nel caso si utilizzi il php come linguaggio di sviluppo del framework.</text:span></text:p>
      <text:h text:style-name="Heading_20_2" text:outline-level="2"><text:span text:style-name="T55">HTML/</text:span>JSON/XML api support <text:span text:style-name="T81">(da fare)</text:span></text:h>
      <text:p text:style-name="P4">Si cercherà di costruire un supporto per ritornare da una chiamata http get o post (o anche da una chiamata da linea di comando) un JSON o un XML <text:span text:style-name="T89">(da valutare come farlo)</text:span>. Non è escluso un futuro supporto a YAML. <text:span text:style-name="T55">Sarà anche presente la possibilità di ritornare un html con all'interno delle variabili renderizzate semplicemente andando a dichiarare il template che si intende renderizzare nella configurazione del routing. Per supportare anche l'xml si utilizzerà un accrocchio stabilendo che tutti gli attributi di un tag cominciano per '</text:span><text:span text:style-name="T6">_</text:span><text:span text:style-name="T55">'. In questo modo si riuscirà a distinguere i figli di un tag dai suoi attributi.</text:span></text:p>
      <text:h text:style-name="P59" text:outline-level="2">Reflection based parameter routing <text:span text:style-name="T81">(da valutare/rifinire/progettare)</text:span></text:h>
      <text:p text:style-name="P4"><text:span text:style-name="T65">Vi sarà</text:span> la possibilità di creare dei metodi con dei nomi a piacere e dei parametri con dei nomi prestabiliti, in modo da linkare i parametri passati via web con dei parametri con un nome specifico. <text:soft-page-break/>Ad esempio un parametro di una form di nome <text:span text:style-name="T7">indirizzo</text:span><text:span text:style-name="T26"> andrebbe poi a finire in una variabile di nome </text:span><text:span text:style-name="T7">$indirizzo</text:span><text:span text:style-name="T26">. Dovrebbero essere supportati, con questo meccanismo, anche I files, e dovrebbe essere possibile utilizzare un _list per identificare un elenco di parametri numerati, e _hash per identificare un insieme di parametri con un prefisso ben definito. Utilizzando poi delle classi di supporto si andrà poi a fare il rendering della pagina o dell'output della chiamata JSON o XML. </text:span><text:span text:style-name="T30">L'elenco dei parametri in input o in output sarà disponibile tramite degli oggetti che saranno inizializzati col costruttore della classe in modo da averceli automaticamente senza doverli ripetere ogni volta nei metodi che si andranno a creare.</text:span></text:p>
      <text:h text:style-name="P53" text:outline-level="2">Log support : <text:span text:style-name="T78">file and DB (da fare/rifinire)</text:span></text:h>
      <text:p text:style-name="P17">Il framework dovrà provvedere una o più classi per consentire la scrittura del log su database <text:span text:style-name="T79">o</text:span> su file. <text:span text:style-name="T64">Il log su file sarà in formato plaintext, mentre in caso di utilizzi più elaborati si potrà utilizzare quello su database. In caso il log su file potrà mantenere su file separati i log in base alla gravità o importanza del log, in modo da trovare facilmente eventuali errori (una sorta di modalità di rendering dei log). Es. :</text:span></text:p>
      <text:p text:style-name="P28">- <text:span text:style-name="T7">log.fatal.txt</text:span></text:p>
      <text:p text:style-name="P29">- log.error.txt</text:p>
      <text:p text:style-name="P29">- log.warning.txt</text:p>
      <text:p text:style-name="P29">- log.info.txt</text:p>
      <text:p text:style-name="P29">- log.debug.txt</text:p>
      <text:p text:style-name="P15">Per quanto riguarda il log, se non sarà specificato niente, in <text:span text:style-name="T75">modalità di </text:span>produzione il log utilizzerà il database, mentre in <text:span text:style-name="T75">modalità</text:span> di framework_debug stamperà su output, mentre in <text:span text:style-name="T75">modalità</text:span> di de<text:span text:style-name="T79">velopment</text:span> <text:span text:style-name="T79">e testing </text:span>stamperà nei log su file in formato txt. <text:span text:style-name="T75">In modalità maintenance il log non dovrebbe essere utilizzato in nessun caso. Per il momento si esclude l'uso dei log in modalità maintenance, in quanto necessaria alla sola migrazione del database e utilizzata per evitare spiacevoli soprese agli utenti finali di un sistema in produzione. Nel caso I log siano aggregati in un unico file (modalità comunque prevista) il file si chiamerà </text:span><text:span text:style-name="T17">log.all.txt</text:span><text:span text:style-name="T75"> .</text:span></text:p>
      <text:p text:style-name="P16">Il formato avrà dei suoi default ma sarà possibile cambiarlo tramite configurazione, e lo stesso vale per i livelli di log ammessi. Anche qui ci saranno dei default, nello specifico in generale il log su file sarà sempre distinto nei vari file (da decidere come chiamare questa modalità, potrebbe essere “<text:span text:style-name="T76">distinct</text:span>” invece di “together”) e sarà in caso possibile specificare il formato da utilizzare per l'incipit del log utilizzando %level per specificare il livello, %user per specificare l'utente e le altre abbreviazioni previste dalla documentazione per specificare i vari elementi della data. Il log di tipo fatal sarà utilizzato per loggare gli errori fatali del php (quelli che si intercettano con l'apposito handler), per 'error' si intendono le eccezioni e gli errori <text:span text:style-name="T76">e anche in questo caso sarà usato l'handler per intercettare eventuali errori scatenati dal php</text:span>, warning saranno intercettati con apposito handler, info <text:span text:style-name="T76">anche questo con apposito handler per le notice, </text:span>e debug invece <text:span text:style-name="T76">non avrà handler annessi.</text:span> </text:p>
      <text:h text:style-name="P60" text:outline-level="2">Template support <text:span text:style-name="T81">(da fare/progettare)</text:span></text:h>
      <text:p text:style-name="P5">Il framework supporterà l'utilizzo di template nelle <text:span text:style-name="T59">route</text:span>map, utilizzando twig 2 per fare il <text:soft-page-break/>rendering. Si sceglie twig 2 in quanto lo si considera sufficientemente maturo per lo scopo. <text:span text:style-name="T59">Sarà possibile utilizzare template per html, ma anche per json e per xml o per qualsivoglia formato sarà supportato. I template di quel formato staranno in una cartella che ne stabilisce il tipo, es “</text:span><text:span text:style-name="T14">html</text:span><text:span text:style-name="T59">”, “</text:span><text:span text:style-name="T14">json</text:span><text:span text:style-name="T59">” o “</text:span><text:span text:style-name="T14">html</text:span><text:span text:style-name="T59">” o “</text:span><text:span text:style-name="T14">xml</text:span><text:span text:style-name="T59">” all'interno della cartella “</text:span><text:span text:style-name="T14">template</text:span><text:span text:style-name="T59">”.</text:span></text:p>
      <text:h text:style-name="P60" text:outline-level="2">Localization support <text:span text:style-name="T81">(da fare/progettare)</text:span></text:h>
      <text:p text:style-name="P5">Il framework dovrà avere il supporto per la localizzazione dei contenuti, sia semplici label contenute all'interno di files in formato .ini <text:span text:style-name="T60">(che quindi saranno visualizzate correttamente dai vari editor di testo)</text:span>, sia di contenuti veri e propri. <text:span text:style-name="T60">In base al formato il framework si comporterà diversamente. Al momento saranno supportati solo 2 formati : </text:span><text:span text:style-name="T13">.ini</text:span><text:span text:style-name="T60">, </text:span><text:span text:style-name="T13">.</text:span><text:span text:style-name="T20">xml</text:span><text:span text:style-name="T13">.</text:span></text:p>
      <text:p text:style-name="P7">Ognuno di questi formati potrà utilizzare al suo interno delle variabili che saranno renderizzate in fase di rendering del contenuto. Le variabili posizionali saranno nella forma <text:span text:style-name="T7">{</text:span><text:span text:style-name="T21">{</text:span><text:span text:style-name="T7">prova</text:span><text:span text:style-name="T21">}</text:span><text:span text:style-name="T7">}</text:span>, <text:span text:style-name="T7">{</text:span><text:span text:style-name="T21">{</text:span><text:span text:style-name="T7">qualcosa</text:span><text:span text:style-name="T21">}</text:span><text:span text:style-name="T7">}</text:span>, <text:span text:style-name="T7">{</text:span><text:span text:style-name="T21">{</text:span><text:span text:style-name="T7">altro</text:span><text:span text:style-name="T21">}</text:span><text:span text:style-name="T7">}</text:span>, ecc … <text:span text:style-name="T87">utilizzando il formalismo di twig </text:span>e serviranno per avere delle variabili all'interno del testo localizzato. <text:span text:style-name="T87">Il sistema si accorgerà automaticamente della presenza di queste variabili e tratterà il contenuto della localizzazione come un template e non come un testo semplice. In questo modo quando saranno presenti delle variabili l'utente utilizzerà la direttiva </text:span><text:span text:style-name="T21">include</text:span><text:span text:style-name="T87"> di twig</text:span> <text:span text:style-name="T87">mentre in presenza di testo semplice si limiterà a utilizzare l'output di una variabile {{ i18n.mialocalizzazione.prova }}. Nel caso in cui servano andate a capo, tag o vi sia la necessità di un output multilinea l'utente dovrà utilizzare i file xml che utilizzeranno lo stesso formato utilizzato per i dati di output. I nomi dei file non saranno tenuti in considerazione, e probabilmente il carattere '.' sarà sostituito dal carattere '/' in modo da poter utilizzare il formalismo di twig in modo corretto in fase di sostituzione e poter utilizzare la classe hashmap in modo corretto.</text:span></text:p>
      <text:h text:style-name="P61" text:outline-level="2">Sync/Async Task <text:span text:style-name="T81">(da fare/progettare)</text:span></text:h>
      <text:p text:style-name="P12">E' necessario che sia presente nel framework la capacità di eseguire task asincroni quando richiesto. Per fare questo si utilizzerà <text:span text:style-name="T73">se necessario </text:span>il comando fork in quanto il framework è pensato per funzionare solo in ambiente linux <text:span text:style-name="T73">(sarà fatto in ogni caso un controllo per verificare che la funzionalità sia disponibile in quanto non è presente su tutti i server linux)</text:span>. In ogni caso I parametri del task da eseguire saranno salvati in un file e il tutto sarà gestito in modo da poter, in caso, implementare in futuro anche gestioni differenti. Per esempio questo sarà utile in fase di invio email in modo da non bloccare il caricamento della pagina. Le email potrebbero essere inviate sia per notificare il post di una form di richiesta di informazioni sia per notificare la presenza di errori nei log. L'esecuzione dei task avverà in automatico alla fine di ogni risposta ad un browser web ma potrà essere disattivata tramite config <text:span text:style-name="T73">o spostata all'inizio dell'esecuzione utilizzando una fork</text:span>. Saranno presenti due comandi, <text:span text:style-name="T7">exec_task.sh</text:span> e <text:span text:style-name="T7">find_task.sh</text:span> che serviranno per eseguire un task specifico o per eseguire uno dei task presenti in ordine temporale. I dati dei task saranno salvati in una cartella tasks presente nella root del progetto. Le funzionalità necessarie all'esecuzione dei task saranno implementate in una classe LTask.</text:p>
      <text:h text:style-name="Heading_20_2" text:outline-level="2">Intercettazione degli errori, fatal, warning e notice d<text:span text:style-name="T91">e</text:span>l PHP</text:h>
      <text:p text:style-name="P25">Scrivere ...</text:p>
      <text:p text:style-name="P26"><text:soft-page-break/></text:p>
      <text:h text:style-name="P61" text:outline-level="2">Gestione dei partials/widget <text:span text:style-name="T81">(da fare/progettare)</text:span></text:h>
      <text:p text:style-name="P12">Si desidera avere all'interno del framework la possibilità di usare comodamente dei partials o dei widget all'interno delle pagine. Pertanto è necessario che <text:span text:style-name="T74">i</text:span> dati del singolo widget siano gestiti a livello di <text:span text:style-name="T72">parametri</text:span> e che il rendering del widget sia salvato a parte in modo da poterlo includere in colonne o caricamenti di parti della pagina. <text:span text:style-name="T71">Per avere il json sarà necessaria la presenza di una routemap apposita e non ci saranno automatismi in modo da prevenire chiamate non volute. La possibilità di avere l'html di una singola parte di pagina si potrà in quel modo sfruttare sia per avere dei caricamenti dinamici di parti della pagina, sia per comporre pagine in modo più ordinato. Per analizzare meglio la feature facciamo un po' di esempi di utilizzo e analizziamo quale può essere la possibile soluzione “migliore” :</text:span></text:p>
      <text:h text:style-name="P64" text:outline-level="3">1. Menù all'interno delle pagine con caricamento elenco pagine da db</text:h>
      <text:p text:style-name="P13">Si suppone che vi sia un menù per un sito web con un elenco di pagine caricato da database (supponiamo faccia parte di un cms). Il browser inoltre deve renderizzare la pagina corrente in modo diverso dalle altre. Se non viene selezionata nessuna pagina il browser evidenza una pagina che ha la funzione di essere quella iniziale. <text:span text:style-name="T74">Supponiamo inoltre che tutta la pagina sia caricata come una sorta di layout di componenti annidati. Il layout di pagina contiene degli spazi che a loro volta al loro interno contengono dei componenti. Il menù è uno di questi componenti, così come lo è il contenuto principale (che potrebbe essere nella colonna centrale) e supponiamo vi siano anche due colonne laterali a sinistra e a destra di dimensioni diverse e che anch'esse contengano dei componenti. A quel punto, supponendo si tratti di un CMS, il sistema dopo aver fatto una serie di query determina l'elenco dei componenti e li va ad inserire rispettando un ordine ben definito all'interno degli spazi corrispondenti.</text:span></text:p>
      <text:h text:style-name="P64" text:outline-level="3">2. Sottomenù all'interno delle pagine con elenco pagine statico</text:h>
      <text:p text:style-name="P13">Si suppone di avere un sottomenù statico con evidenziata la pagina corrente in modo diverso dalle altre. Il sottomenù viene caricato solo quando ci si trova in una pagina principale particolare e viene caricata di default una particolare sottopagina.</text:p>
      <text:h text:style-name="P64" text:outline-level="3">3. Widget con immagine e testo formattato ad hoc</text:h>
      <text:p text:style-name="P13">Si suppone di avere all'interno di una pagina (ma potrebbe essere anche dentro a una colonna di una pagina) un widget con un'immagine che cliccata diventa più grande e del testo con una parte di testo evidenziata in modo particolare e con uno stile differente dal testo normale. Si suppone che lo stesso html possa essere utilizzato con immagini e testi differenti, anche più volte all'interno della stessa pagina.</text:p>
      <text:h text:style-name="P64" text:outline-level="3">4. Widget di notizie meteo</text:h>
      <text:p text:style-name="P13">Si suppone di avere un pannello per le notizie meteo che mostri il meteo di una determinata città del giorno successivo, mostrando quindi un'icona che rappresenta sole/pioggia/variabile con una relativa descrizione e un range di temperature minime/massime. I dati del meteo supponiamo siano <text:soft-page-break/>letti tramite delle chiamate API lato server ad un servizio esterno. </text:p>
      <text:p text:style-name="P14"/>
      <text:p text:style-name="P12"/>
      <text:h text:style-name="P49" text:outline-level="1">TODO – LIST (non necessariamente in questo ordine)</text:h>
      <text:list xml:id="list8795719566725210752" text:style-name="L1">
        <text:list-item>
          <text:p text:style-name="P44">Terminare l'implementazione di LLog con lettura dalla configurazione e inizializzazione sistema di logging <text:span text:style-name="T23">(fatto)</text:span></text:p>
        </text:list-item>
        <text:list-item>
          <text:p text:style-name="P44">Definizione del funzionamento del sistema di ereditarietà delle routes con specifiche più dettagliate in modo che sia possibile utilizzarle per l'implementazione</text:p>
        </text:list-item>
        <text:list-item>
          <text:p text:style-name="P44">Implementazione del sistema di gestione delle routes (varie parti)</text:p>
          <text:list>
            <text:list-item>
              <text:p text:style-name="P44">Route statiche</text:p>
            </text:list-item>
            <text:list-item>
              <text:p text:style-name="P44">Hash db</text:p>
            </text:list-item>
            <text:list-item>
              <text:p text:style-name="P44">Ereditarietà delle routes</text:p>
            </text:list-item>
            <text:list-item>
              <text:p text:style-name="P44">Controllo parametro in input</text:p>
            </text:list-item>
            <text:list-item>
              <text:p text:style-name="P44">Controllo dei dati della sessione</text:p>
            </text:list-item>
            <text:list-item>
              <text:p text:style-name="P44">Import dati statici in output</text:p>
            </text:list-item>
            <text:list-item>
              <text:p text:style-name="P44">Import di routes calcolate in output</text:p>
            </text:list-item>
            <text:list-item>
              <text:p text:style-name="P44">Rendering del template</text:p>
            </text:list-item>
            <text:list-item>
              <text:p text:style-name="P44">Chiamate di blogic</text:p>
            </text:list-item>
          </text:list>
        </text:list-item>
        <text:list-item>
          <text:p text:style-name="P44">Implementazione del logging su mysql <text:span text:style-name="T23">(fatto)</text:span></text:p>
        </text:list-item>
        <text:list-item>
          <text:p text:style-name="P44">Implementazione dell'inizializzazione con riconoscimento db per logging su db <text:span text:style-name="T23">(fatto)</text:span></text:p>
        </text:list-item>
        <text:list-item>
          <text:p text:style-name="P45">Progettazione e implementazione della gestione della localizzazione</text:p>
        </text:list-item>
        <text:list-item>
          <text:p text:style-name="P45">Implementazione della lettura dei file .xml</text:p>
        </text:list-item>
        <text:list-item>
          <text:p text:style-name="P45">Progettazione e implementazione del classloader <text:span text:style-name="T24">(fatto)</text:span></text:p>
        </text:list-item>
        <text:list-item>
          <text:p text:style-name="P45">Implementazione comandi installer progetti in framework</text:p>
        </text:list-item>
        <text:list-item>
          <text:p text:style-name="P45">Implementazione comandi per gestione route hash db</text:p>
        </text:list-item>
        <text:list-item>
          <text:p text:style-name="P45">Implementazione comandi per check routes</text:p>
        </text:list-item>
        <text:list-item>
          <text:p text:style-name="P45">Implementazione comandi per controllo e caching localizzazioni</text:p>
        </text:list-item>
        <text:list-item>
          <text:p text:style-name="P46">Sistemare la gestione degli unit test in modo da avere una migliore visualizzazione degli errori con indicate per le failures anche il nome del test e la riga. <text:span text:style-name="T22">(fatt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agnaresi</meta:initial-creator>
    <meta:creation-date>2019-02-28T15:28:21.018517269</meta:creation-date>
    <dc:date>2019-03-21T17:48:38.266437956</dc:date>
    <dc:creator>Marco Bagnaresi</dc:creator>
    <meta:editing-duration>PT5H42M</meta:editing-duration>
    <meta:editing-cycles>81</meta:editing-cycles>
    <meta:generator>LibreOffice/5.0.3.2$Linux_X86_64 LibreOffice_project/00m0$Build-2</meta:generator>
    <meta:document-statistic meta:table-count="0" meta:image-count="0" meta:object-count="0" meta:page-count="13" meta:paragraph-count="177" meta:word-count="5011" meta:character-count="32774" meta:non-whitespace-character-count="27544"/>
  </office:meta>
</office:document-meta>
</file>